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B0000003B86B35041EF4D6788.png" manifest:media-type="image/png"/>
  <manifest:file-entry manifest:full-path="Pictures/100000000000019000000190852028BC81F6055C.jpg" manifest:media-type="image/jpeg"/>
  <manifest:file-entry manifest:full-path="Pictures/10000201000000450000008BD75676016994A63C.png" manifest:media-type="image/png"/>
  <manifest:file-entry manifest:full-path="Pictures/10000201000000A50000002CAE95F7F62A2E2CB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2011b8" officeooo:paragraph-rsid="002011b8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Cooper Black" fo:font-size="14pt" officeooo:rsid="0015710f" officeooo:paragraph-rsid="001a3a89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Cooper Black" fo:font-size="14pt" officeooo:rsid="001dc412" officeooo:paragraph-rsid="001dc412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Cooper Black" fo:font-size="48pt" officeooo:rsid="001dc412" officeooo:paragraph-rsid="001dc412" style:font-size-asian="48pt" style:font-size-complex="48pt"/>
    </style:style>
    <style:style style:name="T1" style:family="text">
      <style:text-properties officeooo:rsid="00208d5b"/>
    </style:style>
    <style:style style:name="T2" style:family="text">
      <style:text-properties fo:color="#999999" style:font-name="Copperplate Gothic 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4.987cm" svg:y="0.229cm" svg:width="3.678cm" svg:height="1.561cm" draw:z-index="0"><draw:image xlink:href="Pictures/100002010000008B0000003B86B35041EF4D6788.png" xlink:type="simple" xlink:show="embed" xlink:actuate="onLoad" loext:mime-type="image/png"/></draw:frame></text:p>
      <text:p text:style-name="P3"/>
      <text:p text:style-name="P3"/>
      <text:p text:style-name="P3"><draw:frame draw:style-name="fr1" draw:name="Image4" text:anchor-type="char" svg:x="0.452cm" svg:y="0.21cm" svg:width="3.408cm" svg:height="3.408cm" draw:z-index="3"><draw:image xlink:href="Pictures/100000000000019000000190852028BC81F6055C.jpg" xlink:type="simple" xlink:show="embed" xlink:actuate="onLoad" loext:mime-type="image/jpeg"/></draw:frame><draw:frame draw:style-name="fr1" draw:name="Image2" text:anchor-type="char" svg:x="11.83cm" svg:y="0.552cm" svg:width="2.02cm" svg:height="3.882cm" draw:z-index="1"><draw:image xlink:href="Pictures/10000201000000450000008BD75676016994A63C.png" xlink:type="simple" xlink:show="embed" xlink:actuate="onLoad" loext:mime-type="image/png"/></draw:frame></text:p>
      <text:p text:style-name="P3"/>
      <text:p text:style-name="P5">A.M.R</text:p>
      <text:p text:style-name="P4"><draw:frame draw:style-name="fr1" draw:name="Image3" text:anchor-type="char" svg:x="0.501cm" svg:y="0.542cm" svg:width="3.306cm" svg:height="0.769cm" draw:z-index="2"><draw:image xlink:href="Pictures/10000201000000A50000002CAE95F7F62A2E2CB2.png" xlink:type="simple" xlink:show="embed" xlink:actuate="onLoad" loext:mime-type="image/png"/></draw:frame></text:p>
      <text:p text:style-name="P4">A<text:span text:style-name="T2">ide</text:span> M<text:span text:style-name="T2">émoire</text:span> R<text:span text:style-name="T2">adio</text:span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011b8" officeooo:paragraph-rsid="002011b8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208d5b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0</text:p>
        <text:p text:style-name="MP2">Version 1.0<text:span text:style-name="MT1">2</text:span> <text:tab/><text:tab/><text:date style:data-style-name="N37" text:date-value="2024-02-07T14:59:27.720000073">07/02/24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4-02-07T14:59:27.658000000</dc:date>
    <meta:editing-duration>PT2H2M54S</meta:editing-duration>
    <meta:editing-cycles>13</meta:editing-cycles>
    <meta:generator>LibreOffice/6.4.0.3$Windows_X86_64 LibreOffice_project/b0a288ab3d2d4774cb44b62f04d5d28733ac6df8</meta:generator>
    <dc:creator>Frédéric BOUCHET</dc:creator>
    <meta:document-statistic meta:table-count="0" meta:image-count="4" meta:object-count="0" meta:page-count="1" meta:paragraph-count="4" meta:word-count="10" meta:character-count="68" meta:non-whitespace-character-count="60"/>
  </office:meta>
</office:document-meta>
</file>